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463cm" fo:margin-left="0.203cm" fo:margin-top="0cm" fo:margin-bottom="0cm" fo:break-before="auto" fo:break-after="auto" table:align="left"/>
    </style:style>
    <style:style style:name="Table1.A" style:family="table-column">
      <style:table-column-properties style:column-width="17.4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176cm" fo:border="none">
        <style:background-image/>
      </style:table-cell-properties>
    </style:style>
    <style:style style:name="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</style:style>
    <style:style style:name="P2" style:family="paragraph" style:parent-style-name="Heading_20_4">
      <style:paragraph-properties fo:margin-left="-0.533cm" fo:margin-right="3.124cm" fo:margin-top="0cm" fo:margin-bottom="0cm" style:contextual-spacing="false" fo:line-height="100%" fo:orphans="0" fo:widows="0" fo:text-indent="0cm" style:auto-text-indent="false" fo:break-before="auto" fo:break-after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Heading_20_4" style:master-page-name="Standard">
      <style:paragraph-properties fo:margin-left="-0.533cm" fo:margin-right="3.124cm" fo:margin-top="0cm" fo:margin-bottom="0cm" style:contextual-spacing="false" fo:line-height="100%" fo:orphans="0" fo:widows="0" fo:text-indent="0cm" style:auto-text-indent="false" style:page-number="1" fo:break-before="auto" fo:break-after="auto"/>
    </style:style>
    <style:style style:name="P5" style:family="paragraph" style:parent-style-name="Standard">
      <style:paragraph-properties fo:margin-left="0cm" fo:margin-right="13.504cm" fo:margin-top="0.353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style-asian="normal" style:font-weight-asian="bold"/>
    </style:style>
    <style:style style:name="P6" style:family="paragraph" style:parent-style-name="Standard" style:list-style-name="WWNum1">
      <style:paragraph-properties fo:margin-left="1.27cm" fo:margin-right="-0.011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P7" style:family="paragraph" style:parent-style-name="Standard" style:list-style-name="WWNum1">
      <style:paragraph-properties fo:margin-left="1.27cm" fo:margin-right="-0.011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</style:style>
    <style:style style:name="P8" style:family="paragraph" style:parent-style-name="Standard" style:list-style-name="WWNum1">
      <style:paragraph-properties fo:margin-left="1.27cm" fo:margin-right="-0.011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background-color="#ffd8ce"/>
    </style:style>
    <style:style style:name="P9" style:family="paragraph" style:parent-style-name="Standard" style:list-style-name="WWNum1">
      <style:paragraph-properties fo:margin-left="1.27cm" fo:margin-right="-0.011cm" fo:margin-top="0.353cm" fo:margin-bottom="0cm" style:contextual-spacing="false" fo:line-height="100%" fo:text-align="justify" style:justify-single-word="false" fo:orphans="0" fo:widows="0" fo:text-indent="-0.635cm" style:auto-text-indent="false" fo:break-before="auto" fo:break-after="auto"/>
      <style:text-properties fo:background-color="#ffd8c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2" style:family="text">
      <style:text-properties fo:font-variant="normal" fo:text-transform="none" fo:color="#fcc28c" loext:opacity="100%" style:text-line-through-style="none" style:text-line-through-type="none" style:text-position="0% 100%" style:font-name="Consolas" fo:font-style="normal" style:text-underline-style="none" fo:font-weight="bold" fo:background-color="#333333" loext:char-shading-value="0" style:font-name-asian="Consolas1" style:font-style-asian="normal" style:font-weight-asian="bold" style:font-name-complex="Consolas1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onsolas" fo:font-style="normal" style:text-underline-style="none" fo:font-weight="bold" fo:background-color="#333333" loext:char-shading-value="0" style:font-name-asian="Consolas1" style:font-style-asian="normal" style:font-weight-asian="bold" style:font-name-complex="Consolas1"/>
    </style:style>
    <style:style style:name="T4" style:family="text">
      <style:text-properties fo:font-variant="normal" fo:text-transform="none" fo:color="#d36363" loext:opacity="100%" style:text-line-through-style="none" style:text-line-through-type="none" style:text-position="0% 100%" style:font-name="Consolas" fo:font-style="normal" style:text-underline-style="none" fo:font-weight="bold" fo:background-color="#333333" loext:char-shading-value="0" style:font-name-asian="Consolas1" style:font-style-asian="normal" style:font-weight-asian="bold" style:font-name-complex="Consolas1"/>
    </style:style>
    <style:style style:name="T5" style:family="text">
      <style:text-properties fo:font-variant="normal" fo:text-transform="none" fo:color="#888888" loext:opacity="100%" style:text-line-through-style="none" style:text-line-through-type="none" style:text-position="0% 100%" style:font-name="Consolas" fo:font-style="normal" style:text-underline-style="none" fo:font-weight="bold" fo:background-color="#333333" loext:char-shading-value="0" style:font-name-asian="Consolas1" style:font-style-asian="normal" style:font-weight-asian="bold" style:font-name-complex="Consolas1"/>
    </style:style>
    <style:style style:name="T6" style:family="text">
      <style:text-properties fo:color="#fcc28c" loext:opacity="100%" style:font-name="Consolas" fo:font-weight="bold" fo:background-color="#333333" loext:char-shading-value="0" style:font-name-asian="Consolas1" style:font-weight-asian="bold" style:font-name-complex="Consolas1"/>
    </style:style>
    <style:style style:name="T7" style:family="text">
      <style:text-properties fo:color="#ffffff" loext:opacity="100%" style:font-name="Consolas" fo:font-weight="bold" fo:background-color="#333333" loext:char-shading-value="0" style:font-name-asian="Consolas1" style:font-weight-asian="bold" style:font-name-complex="Consolas1"/>
    </style:style>
    <style:style style:name="T8" style:family="text">
      <style:text-properties fo:color="#888888" loext:opacity="100%" style:font-name="Consolas" fo:font-weight="bold" fo:background-color="#333333" loext:char-shading-value="0" style:font-name-asian="Consolas1" style:font-weight-asian="bold" style:font-name-complex="Consolas1"/>
    </style:style>
    <style:style style:name="T9" style:family="text">
      <style:text-properties fo:color="#ffffaa" loext:opacity="100%" style:font-name="Consolas" fo:font-weight="bold" fo:background-color="#333333" loext:char-shading-value="0" style:font-name-asian="Consolas1" style:font-weight-asian="bold" style:font-name-complex="Consola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ohrzdvkb8m9l"/>Trabajo Práctico N° 6: </text:p>
      <text:p text:style-name="P2"><text:bookmark text:name="_g4xy9rjw16ir"/>Estructuras de Datos. Algoritmos sobre arreglos de estructuras.</text:p>
      <text:p text:style-name="P5">Sea la estructura: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6">typedef </text:span><text:span text:style-name="T2">struct</text:span><text:span text:style-name="T3"> { <text:line-break/> <text:s text:c="3"/></text:span><text:span text:style-name="T2">int</text:span><text:span text:style-name="T3"> matricula;<text:line-break/> <text:s text:c="3"/></text:span><text:span text:style-name="T2">char</text:span><text:span text:style-name="T3"> nombre[</text:span><text:span text:style-name="T4">30</text:span><text:span text:style-name="T3">];<text:line-break/> <text:s text:c="3"/></text:span><text:span text:style-name="T2">char</text:span><text:span text:style-name="T3"> </text:span><text:span text:style-name="T7">genero</text:span><text:span text:style-name="T3">; </text:span><text:span text:style-name="T5">//m</text:span><text:span text:style-name="T8">, </text:span><text:span text:style-name="T5">f</text:span><text:span text:style-name="T8">, o</text:span><text:span text:style-name="T3"><text:line-break/>} </text:span><text:span text:style-name="T9">stAlumno</text:span><text:span text:style-name="T3">; </text:span></text:p>
          </table:table-cell>
        </table:table-row>
      </table:table>
      <text:list xml:id="list3277701595" text:style-name="WWNum1">
        <text:list-item>
          <text:p text:style-name="P7"><text:span text:style-name="T1">Hacer una función que cargue un arreglo de alumnos, hasta que el usuario lo</text:span> <text:span text:style-name="T1">decida. </text:span></text:p>
        </text:list-item>
        <text:list-item>
          <text:p text:style-name="P7">Hacer una función que muestre un arreglo de alumnos por pantalla. Modularizar.</text:p>
        </text:list-item>
        <text:list-item>
          <text:p text:style-name="P7"><text:span text:style-name="T1">Hacer una función que </text:span>muestre <text:span text:style-name="T1">por pantalla </text:span>los datos<text:span text:style-name="T1"> de un alumno, conociendo su matr</text:span>í<text:span text:style-name="T1">cula. </text:span>Modularizar. </text:p>
        </text:list-item>
        <text:list-item>
          <text:p text:style-name="P8"><text:span text:style-name="T1">Hacer una función que ordene el arreglo de alumno</text:span>s<text:span text:style-name="T1"> por medio del método de selección. El criterio de ordenación es el número de matrícula. </text:span></text:p>
        </text:list-item>
        <text:list-item>
          <text:p text:style-name="P7"><text:span text:style-name="T1">Hacer una función que muestre por pantalla </text:span>los datos<text:span text:style-name="T1"> de los</text:span> estudiantes de un género determinado (se envía por parámetro). Modularizar.</text:p>
        </text:list-item>
        <text:list-item>
          <text:p text:style-name="P6">Hacer una función que inserte en un arreglo ordenado por matrícula un nuevo dato, conservando el orden. </text:p>
        </text:list-item>
        <text:list-item>
          <text:p text:style-name="P9">Hacer una función que ordene el arreglo de alumnos por medio del método de inserción. El criterio de ordenación es el nombre.</text:p>
        </text:list-item>
        <text:list-item>
          <text:p text:style-name="P7"><text:span text:style-name="T1">Hacer una función que cuente y retorne la cantidad de </text:span>estudiantes de un género determinado (se envía por parámetro) <text:span text:style-name="T1">que tiene un arreglo de alumno</text:span>s<text:span text:style-name="T1">. </text:span></text:p>
        </text:list-item>
        <text:list-item>
          <text:p text:style-name="P7">Hacer una función principal que pruebe el funcionamiento de todos los incisos anteriores, con un menú de opciones para poder ejecutar todas las funciones requeridas. Tengan presente la correcta declaración y el ámbito de variabl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1.54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nl1w7cqu33td"/>UTN – FR Mar del Plata - Técnico Universitario en Programación</text:p>
        <text:p text:style-name="MP1"><text:bookmark text:name="_i3h717tl7xs7"/>Programación I y Laboratorio 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date>2022-05-13T16:23:02.223000000</dc:date>
    <meta:editing-duration>PT1H25M2S</meta:editing-duration>
    <meta:editing-cycles>1</meta:editing-cycles>
    <meta:document-statistic meta:table-count="1" meta:image-count="0" meta:object-count="0" meta:page-count="1" meta:paragraph-count="15" meta:word-count="240" meta:character-count="1462" meta:non-whitespace-character-count="1224"/>
  </office:meta>
</office:document-meta>
</file>